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irceLAM" svg:font-family="CirceLAM, sans-serif"/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7ac" officeooo:paragraph-rsid="000017ac"/>
    </style:style>
    <style:style style:name="P2" style:family="paragraph" style:parent-style-name="Standard">
      <style:text-properties officeooo:rsid="000017ac" officeooo:paragraph-rsid="00044d70"/>
    </style:style>
    <style:style style:name="P3" style:family="paragraph" style:parent-style-name="Standard">
      <style:text-properties officeooo:paragraph-rsid="00073dbb"/>
    </style:style>
    <style:style style:name="P4" style:family="paragraph" style:parent-style-name="Standard">
      <style:text-properties officeooo:rsid="00073dbb" officeooo:paragraph-rsid="00073dbb"/>
    </style:style>
    <style:style style:name="P5" style:family="paragraph" style:parent-style-name="Standard" style:list-style-name="L1">
      <style:text-properties officeooo:rsid="000a3c7f" officeooo:paragraph-rsid="000a3c7f"/>
    </style:style>
    <style:style style:name="P6" style:family="paragraph" style:parent-style-name="Standard">
      <style:text-properties officeooo:rsid="000a3c7f" officeooo:paragraph-rsid="000017ac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62626" style:font-name="PT Serif" fo:font-size="12pt" fo:letter-spacing="normal" fo:font-style="normal" fo:font-weight="normal"/>
    </style:style>
    <style:style style:name="T2" style:family="text">
      <style:text-properties fo:font-variant="normal" fo:text-transform="none" fo:color="#c89534" style:text-line-through-style="none" style:text-line-through-type="none" style:font-name="PT Serif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text-transform="uppercase" fo:color="#262626" style:font-name="CirceLAM" fo:font-size="9pt" fo:letter-spacing="0.026cm" fo:font-style="normal" fo:font-weight="bold" fo:background-color="transparent" loext:char-shading-value="0" loext:padding="0cm" loext:border="non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МНОГО РАЗ В ДЕНЬ МЫ ГОВОРИМ И ДУМАЕМ О СЕБЕ</text:span>, но редко задаёмся вопросами, что скрывается за очевидным и вроде бы понятным «я». Что определяет то, как мы думаем, что чувствуем, как воспринимаем самих себя и на что способны? Наши возможности предопределены природой — или мы делаем себя сами? В эпицентре этого конфликта — <office:annotation office:name="__Annotation__113_1225622139"><dc:creator>&lt;анонимный&gt;</dc:creator><dc:date>2017-11-09T14:01:48.738000000</dc:date><text:p text:style-name="P7"><text:span text:style-name="T4">First annotation</text:span></text:p></office:annotation>мозг<office:annotation-end office:name="__Annotation__113_1225622139"/>, который управляет всей нашей жизнью.</text:p>
      <text:p text:style-name="Text_20_body">Это одна из самых сложных систем во Вселенной: она способна учиться, расти и думать о себе самой. <office:annotation office:name="__Annotation__105_1225622139"><dc:creator>&lt;анонимный&gt;</dc:creator><dc:date>2017-11-09T14:00:40.099000000</dc:date><text:p text:style-name="P7"><text:span text:style-name="T4">Second annotation</text:span></text:p></office:annotation>Открытие того, что окружающая среда может влиять на развитие и рост мозга, стало настоящей революцией в нейробиологии.<office:annotation-end office:name="__Annotation__105_1225622139"/> Эксперименты американского профессора в 1964 году, что у крыс, выращенных в просторных клетках с кучей игрушек, кора больших полушарий была на 6 % толще, чем у тех, что выросли в маленьких скучных клетках. Это означает, что мы можем изменять мозг непрямым воздействием — без операций и препаратов.</text:p>
      <text:p text:style-name="Text_20_body">Около четырёх сотен лет человек смотрел на мир как на точный механизм вроде огромных часов — и точно так же воспринимал самого себя. Казалось, мы рождаемся с «заданными настройками» — и можем жить в строго отведённых рамках. Долгое время считалось, что взрослый мозг сформирован раз и навсегда, а его клетки умирают безвозвратно. Учёные были убеждены, что как только <office:annotation office:name="__Annotation__108_1225622139"><dc:creator>&lt;анонимный&gt;</dc:creator><dc:date>2017-11-09T14:01:03.355000000</dc:date><text:p text:style-name="P7"><text:span text:style-name="T4">Third annotation</text:span></text:p></office:annotation>детство заканчивается<office:annotation-end office:name="__Annotation__108_1225622139"/>, мозг стареет и деградирует, а наше мышление неизбежно ухудшается, что повреждения мозга всегда фатальны. Считалось, что бессмысленно тренировать и обучать людей с врождёнными аномалиями мозга или получивших повреждения в течение жизни. И хотя идею нейропластичности— способности мозга меняться под воздействием опыта — обнаруживали в экспериментах с конца XVIII века, её до последних десятилетий отвергали. Но теперь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irceLAM" svg:font-family="CirceLAM, sans-serif"/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2S</meta:editing-duration>
    <meta:editing-cycles>17</meta:editing-cycles>
    <meta:generator>LibreOffice/5.1.1.3$Windows_X86_64 LibreOffice_project/89f508ef3ecebd2cfb8e1def0f0ba9a803b88a6d</meta:generator>
    <dc:date>2017-11-09T14:02:02.092000000</dc:date>
    <meta:document-statistic meta:table-count="0" meta:image-count="0" meta:object-count="0" meta:page-count="1" meta:paragraph-count="3" meta:word-count="251" meta:character-count="1684" meta:non-whitespace-character-count="1430"/>
    <meta:user-defined meta:name="Info 1"/>
    <meta:user-defined meta:name="Info 2"/>
    <meta:user-defined meta:name="Info 3"/>
    <meta:user-defined meta:name="Info 4"/>
  </office:meta>
</office:document-meta>
</file>